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01ee0d3" officeooo:paragraph-rsid="001ee0d3"/>
    </style:style>
    <style:style style:name="P39" style:family="paragraph" style:parent-style-name="Standard">
      <style:text-properties officeooo:rsid="00212053" officeooo:paragraph-rsid="00212053"/>
    </style:style>
    <style:style style:name="P40" style:family="paragraph" style:parent-style-name="Standard">
      <style:text-properties officeooo:rsid="00218fb9" officeooo:paragraph-rsid="00218fb9"/>
    </style:style>
    <style:style style:name="P41" style:family="paragraph" style:parent-style-name="Standard">
      <style:text-properties officeooo:rsid="002267f9" officeooo:paragraph-rsid="002267f9"/>
    </style:style>
    <style:style style:name="P42" style:family="paragraph" style:parent-style-name="Standard">
      <style:text-properties officeooo:rsid="00237583" officeooo:paragraph-rsid="00237583"/>
    </style:style>
    <style:style style:name="P43" style:family="paragraph" style:parent-style-name="Standard">
      <style:text-properties officeooo:rsid="0024d580" officeooo:paragraph-rsid="0024d580"/>
    </style:style>
    <style:style style:name="P44" style:family="paragraph" style:parent-style-name="Standard">
      <style:text-properties officeooo:rsid="0026a657" officeooo:paragraph-rsid="0026a657" fo:background-color="#ffffff"/>
    </style:style>
    <style:style style:name="P45" style:family="paragraph" style:parent-style-name="Standard">
      <style:text-properties officeooo:rsid="0033727c" officeooo:paragraph-rsid="0033727c" fo:background-color="#ffffff"/>
    </style:style>
    <style:style style:name="P46" style:family="paragraph" style:parent-style-name="Standard">
      <style:text-properties officeooo:rsid="0034d3e9" officeooo:paragraph-rsid="0034d3e9" fo:background-color="#ffffff"/>
    </style:style>
    <style:style style:name="P47" style:family="paragraph" style:parent-style-name="Standard">
      <style:text-properties officeooo:rsid="0034d3e9" officeooo:paragraph-rsid="0094f309" fo:background-color="#ffffff"/>
    </style:style>
    <style:style style:name="P48" style:family="paragraph" style:parent-style-name="Standard">
      <style:text-properties officeooo:rsid="00409390" officeooo:paragraph-rsid="00409390" fo:background-color="#ffffff"/>
    </style:style>
    <style:style style:name="P49" style:family="paragraph" style:parent-style-name="Standard">
      <style:text-properties officeooo:rsid="00409390" officeooo:paragraph-rsid="0041a1ea" fo:background-color="#ffffff"/>
    </style:style>
    <style:style style:name="P50" style:family="paragraph" style:parent-style-name="Standard">
      <style:text-properties officeooo:rsid="0041a1ea" officeooo:paragraph-rsid="0041a1ea" fo:background-color="#ffffff"/>
    </style:style>
    <style:style style:name="P51" style:family="paragraph" style:parent-style-name="Standard">
      <style:text-properties officeooo:rsid="0041a1ea" officeooo:paragraph-rsid="0049afcd" fo:background-color="#ffffff"/>
    </style:style>
    <style:style style:name="P52" style:family="paragraph" style:parent-style-name="Standard">
      <style:text-properties officeooo:rsid="0041aca3" officeooo:paragraph-rsid="0041aca3" fo:background-color="#ffffff"/>
    </style:style>
    <style:style style:name="P53" style:family="paragraph" style:parent-style-name="Standard">
      <style:text-properties officeooo:rsid="0041aca3" officeooo:paragraph-rsid="00428ed6" fo:background-color="#ffffff"/>
    </style:style>
    <style:style style:name="P54" style:family="paragraph" style:parent-style-name="Standard">
      <style:text-properties officeooo:rsid="0043cf48" officeooo:paragraph-rsid="0043cf48" fo:background-color="#ffffff"/>
    </style:style>
    <style:style style:name="P55" style:family="paragraph" style:parent-style-name="Standard">
      <style:text-properties officeooo:rsid="00446b52" officeooo:paragraph-rsid="00446b52" fo:background-color="#ffffff"/>
    </style:style>
    <style:style style:name="P56" style:family="paragraph" style:parent-style-name="Standard">
      <style:text-properties officeooo:rsid="0046037e" officeooo:paragraph-rsid="0046037e" fo:background-color="#ffffff"/>
    </style:style>
    <style:style style:name="P57" style:family="paragraph" style:parent-style-name="Standard">
      <style:text-properties officeooo:rsid="0060ccf2" officeooo:paragraph-rsid="0060ccf2" fo:background-color="#ffffff"/>
    </style:style>
    <style:style style:name="P58" style:family="paragraph" style:parent-style-name="Standard">
      <style:text-properties officeooo:rsid="007acf5d" officeooo:paragraph-rsid="007acf5d" fo:background-color="#ffffff"/>
    </style:style>
    <style:style style:name="P59" style:family="paragraph" style:parent-style-name="Standard">
      <style:text-properties officeooo:rsid="00ba9229" officeooo:paragraph-rsid="00ba9229" fo:background-color="#ffffff"/>
    </style:style>
    <style:style style:name="P60" style:family="paragraph" style:parent-style-name="Standard">
      <style:text-properties officeooo:rsid="002c323b" officeooo:paragraph-rsid="002c323b" fo:background-color="#ffffff"/>
    </style:style>
    <style:style style:name="P61" style:family="paragraph" style:parent-style-name="Standard">
      <style:text-properties officeooo:rsid="00e60b13" officeooo:paragraph-rsid="00e60b13" fo:background-color="#ffffff"/>
    </style:style>
    <style:style style:name="P62" style:family="paragraph" style:parent-style-name="Standard">
      <style:text-properties officeooo:rsid="00fdf96b" officeooo:paragraph-rsid="00fdf96b" fo:background-color="#ffffff"/>
    </style:style>
    <style:style style:name="P63" style:family="paragraph" style:parent-style-name="Standard">
      <style:text-properties officeooo:rsid="017e3fb0" officeooo:paragraph-rsid="017e3fb0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8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8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28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28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28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28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28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28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28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29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29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29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29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29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 style:list-style-name="L1">
      <style:text-properties officeooo:rsid="01af9d02" officeooo:paragraph-rsid="01af9d02"/>
    </style:style>
    <style:style style:name="P305" style:family="paragraph" style:parent-style-name="Standard">
      <style:text-properties officeooo:rsid="01af9d02" officeooo:paragraph-rsid="01af9d02" fo:background-color="#ffff00"/>
    </style:style>
    <style:style style:name="P306" style:family="paragraph" style:parent-style-name="Standard">
      <style:text-properties officeooo:rsid="01b11ad1" officeooo:paragraph-rsid="01b11ad1"/>
    </style:style>
    <style:style style:name="P307" style:family="paragraph" style:parent-style-name="Standard">
      <style:text-properties officeooo:rsid="01b217ac" officeooo:paragraph-rsid="01b217ac"/>
    </style:style>
    <style:style style:name="P308" style:family="paragraph" style:parent-style-name="Standard">
      <style:text-properties officeooo:rsid="01b217ac" officeooo:paragraph-rsid="01b217ac" fo:background-color="#cc9900"/>
    </style:style>
    <style:style style:name="P309" style:family="paragraph" style:parent-style-name="Standard">
      <style:text-properties officeooo:rsid="01a9015f" officeooo:paragraph-rsid="01b217ac" fo:background-color="#ff3333"/>
    </style:style>
    <style:style style:name="P310" style:family="paragraph" style:parent-style-name="Standard">
      <style:text-properties officeooo:rsid="01b217ac" officeooo:paragraph-rsid="01b217ac" fo:background-color="#ffcc00"/>
    </style:style>
    <style:style style:name="P311" style:family="paragraph" style:parent-style-name="Standard">
      <style:text-properties officeooo:rsid="01c1fb8d" officeooo:paragraph-rsid="01c1fb8d" fo:background-color="#ffcc00"/>
    </style:style>
    <style:style style:name="P312" style:family="paragraph" style:parent-style-name="Standard">
      <style:text-properties officeooo:rsid="01a8cf70" officeooo:paragraph-rsid="01a8cf70"/>
    </style:style>
    <style:style style:name="P313" style:family="paragraph" style:parent-style-name="Standard">
      <style:text-properties officeooo:rsid="01b38942" officeooo:paragraph-rsid="01b38942"/>
    </style:style>
    <style:style style:name="P314" style:family="paragraph" style:parent-style-name="Standard">
      <style:text-properties officeooo:rsid="01b8e06a" officeooo:paragraph-rsid="01b8e06a"/>
    </style:style>
    <style:style style:name="P315" style:family="paragraph" style:parent-style-name="Standard">
      <style:text-properties officeooo:rsid="01a54989" officeooo:paragraph-rsid="01a54989"/>
    </style:style>
    <style:style style:name="P316" style:family="paragraph" style:parent-style-name="Standard">
      <style:text-properties officeooo:rsid="010b452c" officeooo:paragraph-rsid="010b452c"/>
    </style:style>
    <style:style style:name="P317" style:family="paragraph" style:parent-style-name="Standard">
      <style:text-properties officeooo:rsid="01b8fcd1" officeooo:paragraph-rsid="01b8fcd1"/>
    </style:style>
    <style:style style:name="P318" style:family="paragraph" style:parent-style-name="Standard">
      <style:text-properties officeooo:rsid="01bcf3e8" officeooo:paragraph-rsid="01bcf3e8"/>
    </style:style>
    <style:style style:name="P319" style:family="paragraph" style:parent-style-name="Standard">
      <style:text-properties officeooo:rsid="01bdfd2a" officeooo:paragraph-rsid="01bdfd2a"/>
    </style:style>
    <style:style style:name="P320" style:family="paragraph" style:parent-style-name="Standard">
      <style:text-properties officeooo:rsid="01bf5c3d" officeooo:paragraph-rsid="01bf5c3d"/>
    </style:style>
    <style:style style:name="P321" style:family="paragraph" style:parent-style-name="Standard">
      <style:text-properties officeooo:rsid="01c01582" officeooo:paragraph-rsid="01c01582"/>
    </style:style>
    <style:style style:name="P322" style:family="paragraph" style:parent-style-name="Standard">
      <style:text-properties officeooo:rsid="01c1fb8d" officeooo:paragraph-rsid="01c1fb8d"/>
    </style:style>
    <style:style style:name="P323" style:family="paragraph" style:parent-style-name="Standard">
      <style:text-properties officeooo:rsid="01c352bf" officeooo:paragraph-rsid="01c352bf"/>
    </style:style>
    <style:style style:name="P324" style:family="paragraph" style:parent-style-name="Standard">
      <style:text-properties officeooo:rsid="01c40288" officeooo:paragraph-rsid="01c40288"/>
    </style:style>
    <style:style style:name="P325" style:family="paragraph" style:parent-style-name="Standard">
      <style:text-properties officeooo:rsid="01c57afe" officeooo:paragraph-rsid="01c57afe"/>
    </style:style>
    <style:style style:name="P326" style:family="paragraph" style:parent-style-name="Standard">
      <style:text-properties officeooo:rsid="01c772d2" officeooo:paragraph-rsid="01c772d2"/>
    </style:style>
    <style:style style:name="P327" style:family="paragraph" style:parent-style-name="Standard">
      <style:text-properties officeooo:rsid="01c94516" officeooo:paragraph-rsid="01c94516"/>
    </style:style>
    <style:style style:name="P328" style:family="paragraph" style:parent-style-name="Standard">
      <style:text-properties officeooo:rsid="01ca70d2" officeooo:paragraph-rsid="01ca70d2"/>
    </style:style>
    <style:style style:name="P329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30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31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32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33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8"/>
      <text:p text:style-name="P38">composer create-project --prefer-dist laravel/laravel <text:span text:style-name="T1">blog_proj_name</text:span></text:p>
      <text:p text:style-name="P38"/>
      <text:p text:style-name="P39">php artisan serve<text:tab/></text:p>
      <text:p text:style-name="P39"/>
      <text:p text:style-name="P40"><text:s/>URL : <text:a xlink:type="simple" xlink:href="http://localhost:8000/">http://localhost:8000</text:a></text:p>
      <text:p text:style-name="P40"/>
      <text:p text:style-name="P6">Theme integrate </text:p>
      <text:p text:style-name="P42">https://hdtuto.com/article/php-laravel-55-bootstrap-admin-theme-integration-example-from-scratch</text:p>
      <text:p text:style-name="P40"/>
      <text:p text:style-name="P40"/>
      <text:p text:style-name="P5">for auth</text:p>
      <text:p text:style-name="P41">php artisan make:auth</text:p>
      <text:p text:style-name="P41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1"/>
      <text:p text:style-name="P41"/>
      <text:p text:style-name="P41"/>
      <text:p text:style-name="P7">curd generator <text:span text:style-name="T5">package</text:span></text:p>
      <text:p text:style-name="P7"/>
      <text:p text:style-name="P44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3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3"/>
      <text:p text:style-name="P43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59">Remember</text:p>
      <text:p text:style-name="P59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0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5"><text:tab/>php artisan config:cache</text:p>
      <text:p text:style-name="P46"><text:tab/><text:tab/><text:tab/><text:tab/><text:tab/></text:p>
      <text:p text:style-name="P47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6"><text:s text:c="11"/></text:p>
      <text:p text:style-name="P48">2. <text:s text:c="2"/>make true</text:p>
      <text:p text:style-name="P48"><text:s text:c="5"/>public function authorize() </text:p>
      <text:p text:style-name="P48"><text:s text:c="6"/>{ </text:p>
      <text:p text:style-name="P48"><text:s text:c="9"/>return true; </text:p>
      <text:p text:style-name="P48"><text:s text:c="6"/>}</text:p>
      <text:p text:style-name="P49">3. <text:span text:style-name="T14"><text:s/>public function rules() </text:span></text:p>
      <text:p text:style-name="P50"><text:s text:c="4"/>{ </text:p>
      <text:p text:style-name="P50"><text:s text:c="8"/>return [ </text:p>
      <text:p text:style-name="P50"><text:s text:c="12"/>'role_name' =&gt; 'required' ,</text:p>
      <text:p text:style-name="P50"><text:s text:c="12"/>'price'=&gt; 'required|numeric|max:10',</text:p>
      <text:p text:style-name="P50"><text:soft-page-break/><text:s text:c="12"/>'image'=&gt; 'required'</text:p>
      <text:p text:style-name="P51"><text:s text:c="11"/><text:span text:style-name="T17">'site_logo' =&gt; 'file|image|mimes:jpeg,jpg,png',</text:span></text:p>
      <text:p text:style-name="P50"><text:s text:c="8"/>]; </text:p>
      <text:p text:style-name="P50"><text:s text:c="4"/>}</text:p>
      <text:p text:style-name="P52">4. in store method</text:p>
      <text:p text:style-name="P53"><text:s text:c="4"/><text:span text:style-name="T15">use App\Http\Requests\RoleRequest; <text:s text:c="2"/>// declre above</text:span></text:p>
      <text:p text:style-name="P54"><text:s/>public function store(RoleRequest $request) <text:s/>// use in store method</text:p>
      <text:p text:style-name="P54"/>
      <text:p text:style-name="P58">&amp; in view file use validation message display by ref of below link</text:p>
      <text:p text:style-name="P58"/>
      <text:p text:style-name="P58"><text:a xlink:type="simple" xlink:href="https://hdtuto.com/article/php-laravel-56-simple-validation-example-with-error-message">https://hdtuto.com/article/php-laravel-56-simple-validation-example-with-error-message</text:a></text:p>
      <text:p text:style-name="P58"/>
      <text:p text:style-name="P63"><text:a xlink:type="simple" xlink:href="https://itsolutionstuff.com/post/laravel-56-crud-application-for-starterexample.html">https://itsolutionstuff.com/post/laravel-56-crud-application-for-starterexample.html</text:a></text:p>
      <text:p text:style-name="P64"/>
      <text:p text:style-name="P54"/>
      <text:p text:style-name="P75">use flash message </text:p>
      <text:p text:style-name="P55"/>
      <text:p text:style-name="P55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5"/>
      <text:p text:style-name="P56">flash by flash package</text:p>
      <text:p text:style-name="P56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/>
      <text:p text:style-name="P77">Make schema</text:p>
      <text:p text:style-name="P128"/>
      <text:p text:style-name="P128"><text:soft-page-break/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$user = User::where('email', '=', 'email@address.com')-&gt;first();</text:p>
      <text:p text:style-name="P229">Then, you'll need to CHECK the hashed password, like so:</text:p>
      <text:p text:style-name="P229"/>
      <text:p text:style-name="P229"><text:soft-page-break/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Appserviceprovider</text:p>
      <text:p text:style-name="P141"/>
      <text:p text:style-name="P141">first load this <text:span text:style-name="T19">boot method</text:span></text:p>
      <text:p text:style-name="P141"><text:soft-page-break/></text:p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7"/>
      <text:p text:style-name="P57">protected $table = 'roles'; // if db tbl name is different then declare</text:p>
      <text:p text:style-name="P57">protected $primaryKey = 'id'; //if PK name is different then declre here</text:p>
      <text:p text:style-name="P57"/>
      <text:p text:style-name="P57">protected $fillable = ['role_name']; //</text:p>
      <text:p text:style-name="P57">or</text:p>
      <text:p text:style-name="P57">protected $ <text:span text:style-name="T24">guarded</text:span> = ['role_name']; </text:p>
      <text:p text:style-name="P57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/>
      <text:p text:style-name="P152">Route::resource('users', 'UsersController');</text:p>
      <text:p text:style-name="P152"/>
      <text:p text:style-name="P152"><text:soft-page-break/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2">public function store(Request $request) </text:p>
      <text:p text:style-name="P62"><text:s text:c="4"/>{ </text:p>
      <text:p text:style-name="P62"><text:s text:c="8"/></text:p>
      <text:p text:style-name="P62"><text:s text:c="8"/>$requestData = $request-&gt;all(); </text:p>
      <text:p text:style-name="P62"><text:soft-page-break/></text:p>
      <text:p text:style-name="P62"><text:s text:c="8"/>echo "&lt;pre&gt;"; print_r($_FILES); exit(); </text:p>
      <text:p text:style-name="P62"><text:s text:c="8"/>if ($request-&gt;file('image')) { </text:p>
      <text:p text:style-name="P62"><text:s text:c="11"/>$destinationPath = public_path() . '/categories/'; </text:p>
      <text:p text:style-name="P62"><text:s text:c="11"/>$file = $request-&gt;file('image'); </text:p>
      <text:p text:style-name="P62"><text:s text:c="11"/>$extension = $request-&gt;file('image')-&gt;getClientOriginalExtension(); </text:p>
      <text:p text:style-name="P62"><text:s text:c="11"/>$fileName = rand(11111, 99999) . strtotime(date('Y-m-d H:i:s')) .'.'. $extension; </text:p>
      <text:p text:style-name="P62"><text:s text:c="11"/>$request-&gt;file('image')-&gt;move($destinationPath, $fileName); </text:p>
      <text:p text:style-name="P62"><text:s text:c="11"/>$requestData['image'] = $fileName; </text:p>
      <text:p text:style-name="P62"><text:s text:c="8"/>} </text:p>
      <text:p text:style-name="P62"/>
      <text:p text:style-name="P62"><text:s text:c="8"/>Category::create($requestData); </text:p>
      <text:p text:style-name="P62"/>
      <text:p text:style-name="P62"><text:s text:c="8"/>flash('Category added!'); </text:p>
      <text:p text:style-name="P62"/>
      <text:p text:style-name="P62"><text:s text:c="8"/>return redirect('admin/categories'); </text:p>
      <text:p text:style-name="P62"><text:s text:c="4"/>}</text:p>
      <text:p text:style-name="P79"/>
      <text:p text:style-name="P79"/>
      <text:p text:style-name="P79"/>
      <text:p text:style-name="P81">API</text:p>
      <text:p text:style-name="P81"/>
      <text:p text:style-name="P61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280">S3 bucket file upload</text:p>
      <text:p text:style-name="P210"/>
      <text:p text:style-name="P210">https://appdividend.com/2018/05/22/laravel-cloud-file-upload-tutorial-with-example/</text:p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oft-page-break/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/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><text:soft-page-break/></text:p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<text:soft-page-break/></text:p>
      <text:p text:style-name="P286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287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288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><text:soft-page-break/></text:p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<text:soft-page-break/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<text:soft-page-break/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<text:soft-page-break/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<text:soft-page-break/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><text:soft-page-break/></text:p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/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<text:soft-page-break/>GIT</text:p>
      <text:p text:style-name="P317"/>
      <text:p text:style-name="P317">U:rathodrupesha</text:p>
      <text:p text:style-name="P317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293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/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95">key was long problame</text:p>
      <text:p text:style-name="P222"/>
      <text:p text:style-name="P222"><text:soft-page-break/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/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oft-page-break/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291"/>
      <text:p text:style-name="P291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282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/>
      <text:p text:style-name="P168"/>
      <text:p text:style-name="P168"/>
      <text:p text:style-name="P283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284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285"><text:soft-page-break/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/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281"><text:soft-page-break/>Tarun bhai</text:p>
      <text:p text:style-name="P281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294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oft-page-break/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oft-page-break/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289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<text:soft-page-break/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306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290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312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2"/>
      <text:p text:style-name="P329">Preview Selected Image before upload using Jquery</text:p>
      <text:p text:style-name="P313"/>
      <text:p text:style-name="P313">http://phpwebschool.com/preview-selected-image-upload-using-jquery/</text:p>
      <text:p text:style-name="P205"/>
      <text:p text:style-name="P98">Angular cli 6</text:p>
      <text:p text:style-name="P98"/>
      <text:p text:style-name="P292">install node &amp; npm</text:p>
      <text:p text:style-name="P292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30">CRON-JOB TESTER</text:p>
      <text:p text:style-name="P314">https://cron-job.org/en/members/jobs/</text:p>
      <text:p text:style-name="P314"><text:a xlink:type="simple" xlink:href="mailto:rupesh@xhtmljunkies.com">rupesh@xhtmljunkies.com</text:a></text:p>
      <text:p text:style-name="P314">123456789</text:p>
      <text:p text:style-name="P314"/>
      <text:p text:style-name="P314"><text:soft-page-break/></text:p>
      <text:p text:style-name="P228">echo date('Y-m-d H:i:s', strtotime('+2 months'));</text:p>
      <text:p text:style-name="P205"/>
      <text:p text:style-name="P205"/>
      <text:p text:style-name="P295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96"/>
      <text:p text:style-name="P296"/>
      <text:p text:style-name="P321">CI Query</text:p>
      <text:p text:style-name="P321">http://www.bsourcecode.com/codeigniter/codeigniter-select-query/</text:p>
      <text:p text:style-name="P296"/>
      <text:p text:style-name="P311">FIND_IN_SET</text:p>
      <text:p text:style-name="P322"/>
      <text:p text:style-name="P324">A.for join </text:p>
      <text:p text:style-name="P322">https://stackoverflow.com/questions/19101550/mysql-join-two-tables-with-comma-separated-values</text:p>
      <text:p text:style-name="P296"/>
      <text:p text:style-name="P324">B. slect query</text:p>
      <text:p text:style-name="P324"/>
      <text:p text:style-name="P324">here 2 is a userid as dynamic</text:p>
      <text:p text:style-name="P324">SELECT id,dept_name,userid from department where FIND_IN_SET(2,userid)</text:p>
      <text:p text:style-name="P324"/>
      <text:p text:style-name="P325">https://makitweb.com/search-value-within-comma-separated-values-mysql/</text:p>
      <text:p text:style-name="P296"/>
      <text:p text:style-name="P309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/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7"/>
      <text:p text:style-name="P302"/>
      <text:p text:style-name="P305">To Generate Never Expire token in Fb</text:p>
      <text:p text:style-name="P303"/>
      <text:list xml:id="list5637918180013414946" text:style-name="L1">
        <text:list-item>
          <text:p text:style-name="P304"><text:soft-page-break/>To integrate facebook, go to https://developers.facebook.com/.</text:p>
          <text:p text:style-name="P304"/>
        </text:list-item>
        <text:list-item>
          <text:p text:style-name="P304">From the My Apps dropdown, create the new app(if it is not created), after that go to settings, you will get the facebook app id and secret.</text:p>
          <text:p text:style-name="P304"/>
        </text:list-item>
        <text:list-item>
          <text:p text:style-name="P304">Now go to https://developers.facebook.com/tools/explorer/ and select your app.</text:p>
          <text:p text:style-name="P304"/>
        </text:list-item>
        <text:list-item>
          <text:p text:style-name="P304">Select "Get User Access Token" from dropdown (right of access token field) and select all permissions which is related to page access.</text:p>
        </text:list-item>
      </text:list>
      <text:p text:style-name="P303"/>
      <text:list xml:id="list162002196120616" text:continue-numbering="true" text:style-name="L1">
        <text:list-item>
          <text:p text:style-name="P304">Copy user access token and go to https://developers.facebook.com/tools/debug/accesstoken</text:p>
        </text:list-item>
      </text:list>
      <text:p text:style-name="P303"/>
      <text:list xml:id="list162003393182616" text:continue-numbering="true" text:style-name="L1">
        <text:list-item>
          <text:p text:style-name="P304">Paste copied token and press "Debug".</text:p>
        </text:list-item>
      </text:list>
      <text:p text:style-name="P303"/>
      <text:list xml:id="list162003293925506" text:continue-numbering="true" text:style-name="L1">
        <text:list-item>
          <text:p text:style-name="P304">Press "Extend Access Token" and copy the generated long-lived user access token.</text:p>
        </text:list-item>
      </text:list>
      <text:p text:style-name="P303"/>
      <text:list xml:id="list162003243263948" text:continue-numbering="true" text:style-name="L1">
        <text:list-item>
          <text:p text:style-name="P304">Now go to Graph API Explorer, Paste copied token into the "Access Token" field.</text:p>
        </text:list-item>
      </text:list>
      <text:p text:style-name="P303"/>
      <text:list xml:id="list162003121865390" text:continue-numbering="true" text:style-name="L1">
        <text:list-item>
          <text:p text:style-name="P304">Make a GET request with "PAGE_ID?fields=access_token"</text:p>
        </text:list-item>
      </text:list>
      <text:p text:style-name="P303"/>
      <text:list xml:id="list162002238401718" text:continue-numbering="true" text:style-name="L1">
        <text:list-item>
          <text:p text:style-name="P304">Find the permanent page access token in the response (node "access_token").</text:p>
        </text:list-item>
      </text:list>
      <text:p text:style-name="P303"/>
      <text:list xml:id="list162002410041826" text:continue-numbering="true" text:style-name="L1">
        <text:list-item>
          <text:p text:style-name="P304">Again go to access token debuger and Paste the permanent token and press "Debug" and you will see "Expires" should be "Never".</text:p>
        </text:list-item>
      </text:list>
      <text:p text:style-name="P303"/>
      <text:list xml:id="list162001657280269" text:continue-numbering="true" text:style-name="L1">
        <text:list-item>
          <text:p text:style-name="P304">Now use the final access token in the facebook details at website section of Track My Site.</text:p>
          <text:p text:style-name="P304"/>
        </text:list-item>
        <text:list-item>
          <text:p text:style-name="P304">For Facebook Page ID, go to your facebook page and click on about, and you will get Page ID.</text:p>
        </text:list-item>
      </text:list>
      <text:p text:style-name="P303"/>
      <text:p text:style-name="P303"/>
      <text:p text:style-name="P308">Post to Facebook Wall from Website using PHP</text:p>
      <text:p text:style-name="P307"/>
      <text:p text:style-name="P307"><text:a xlink:type="simple" xlink:href="https://www.codexworld.com/post-to-facebook-wall-from-website-php-sdk/">https://www.codexworld.com/post-to-facebook-wall-from-website-php-sdk/</text:a></text:p>
      <text:p text:style-name="P307"/>
      <text:p text:style-name="P310">Display Facebook Albums and Photos on the Website using PHP</text:p>
      <text:p text:style-name="P307"/>
      <text:p text:style-name="P307"><text:a xlink:type="simple" xlink:href="https://www.codexworld.com/display-facebook-albums-photos-on-website-php-graph-api/">https://www.codexworld.com/display-facebook-albums-photos-on-website-php-graph-api/</text:a></text:p>
      <text:p text:style-name="P307"/>
      <text:p text:style-name="P307"/>
      <text:p text:style-name="P307"/>
      <text:p text:style-name="P318">select * from developement_users join development_permision on FIND_IN_SET(development_permision.role_id, developement_users.role_id) &gt; 0</text:p>
      <text:p text:style-name="P318">GROUP <text:s text:c="2"/>BY developement_users.id</text:p>
      <text:p text:style-name="P318"/>
      <text:p text:style-name="P319">(select * from <text:s/><text:span text:style-name="T63">developement_users </text:span>where event_id='1511' and <text:span text:style-name="T63">developement_users .</text:span>id='1') </text:p>
      <text:p text:style-name="P319"/>
      <text:p text:style-name="P319"/>
      <text:p text:style-name="P320">select * from developement_users join development_permision on FIND_IN_SET(development_permision.role_id, developement_users.role_id) &gt; 0</text:p>
      <text:p text:style-name="P320">where developement_users.id=1 and developement_users.event_id="1511"</text:p>
      <text:p text:style-name="P320"/>
      <text:p text:style-name="P320"><text:soft-page-break/></text:p>
      <text:p text:style-name="P320"/>
      <text:p text:style-name="P320"/>
      <text:p text:style-name="P331">Codeignitor(ci) <text:s/>paggination</text:p>
      <text:p text:style-name="P326"/>
      <text:p text:style-name="P326">https://makitweb.com/make-pagination-with-codeigniter-framework/</text:p>
      <text:p text:style-name="P320"/>
      <text:p text:style-name="P320"/>
      <text:p text:style-name="P332">form submit by <text:s/>serialize <text:s/>&amp; form data objet</text:p>
      <text:p text:style-name="P327"/>
      <text:p text:style-name="P327">https://www.sanwebe.com/2016/07/ajax-form-submit-examples-using-jquery#post-comments</text:p>
      <text:p text:style-name="P320"/>
      <text:p text:style-name="P320"/>
      <text:p text:style-name="P333">datepicker , time picker &amp; date rangepicker</text:p>
      <text:p text:style-name="P328"/>
      <text:p text:style-name="P328"><text:a xlink:type="simple" xlink:href="https://tarruda.github.io/bootstrap-datetimepicker/">https://tarruda.github.io/bootstrap-datetimepicker/</text:a></text:p>
      <text:p text:style-name="P328"/>
      <text:p text:style-name="P328"><text:a xlink:type="simple" xlink:href="http://www.daterangepicker.com/#examples">http://www.daterangepicker.com/#examples</text:a> <text:s text:c="13"/>daterange picker</text:p>
      <text:p text:style-name="P320"/>
      <text:p text:style-name="P320"/>
      <text:p text:style-name="P323">alltest_new</text:p>
      <text:p text:style-name="P323">6j]l4VnZ42N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72DT21H5M43S</meta:editing-duration>
    <meta:editing-cycles>349</meta:editing-cycles>
    <meta:generator>LibreOffice/4.2.3.3$Linux_X86_64 LibreOffice_project/420m0$Build-3</meta:generator>
    <dc:date>2018-10-03T16:20:01.090534031</dc:date>
    <meta:document-statistic meta:table-count="0" meta:image-count="0" meta:object-count="0" meta:page-count="29" meta:paragraph-count="933" meta:word-count="3170" meta:character-count="34259" meta:non-whitespace-character-count="29095"/>
  </office:meta>
</office:document-meta>
</file>